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01bcc8"/>
    </style:style>
    <style:style style:name="P2" style:family="paragraph" style:parent-style-name="Standard">
      <style:text-properties style:font-name="helvetica" officeooo:rsid="0001bcc8" officeooo:paragraph-rsid="0001bcc8"/>
    </style:style>
    <style:style style:name="P3" style:family="paragraph" style:parent-style-name="Standard" style:list-style-name="L1">
      <style:text-properties style:font-name="helvetica" officeooo:rsid="0001bcc8" officeooo:paragraph-rsid="0001bcc8"/>
    </style:style>
    <style:style style:name="P4" style:family="paragraph" style:parent-style-name="Standard" style:list-style-name="L2">
      <style:text-properties style:font-name="helvetica" officeooo:rsid="0001bcc8" officeooo:paragraph-rsid="0001bcc8"/>
    </style:style>
    <style:style style:name="P5" style:family="paragraph" style:parent-style-name="Standard" style:list-style-name="L3">
      <style:text-properties style:font-name="helvetica" officeooo:rsid="0001bcc8" officeooo:paragraph-rsid="0001bcc8"/>
    </style:style>
    <style:style style:name="P6" style:family="paragraph" style:parent-style-name="Standard" style:list-style-name="L3">
      <style:text-properties style:font-name="helvetica" officeooo:rsid="0003405f" officeooo:paragraph-rsid="0003405f"/>
    </style:style>
    <style:style style:name="P7" style:family="paragraph" style:parent-style-name="Standard" style:list-style-name="L1">
      <style:text-properties style:font-name="helvetica" officeooo:rsid="0003405f" officeooo:paragraph-rsid="000340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 requirements and specifications </text:p>
      <text:p text:style-name="P1"/>
      <text:p text:style-name="P2">Business description/context:</text:p>
      <text:p text:style-name="P2"/>
      <text:p text:style-name="P2">The system is to be designed and implemented for small businesses with little to no web presence.</text:p>
      <text:p text:style-name="P2"/>
      <text:p text:style-name="P2">The system should be tailored towards either retail systems or service provider systems. </text:p>
      <text:p text:style-name="P2"/>
      <text:p text:style-name="P2">Technical requirements: </text:p>
      <text:p text:style-name="P2"/>
      <text:list xml:id="list1677493333" text:style-name="L1">
        <text:list-item>
          <text:p text:style-name="P3">Product databases for retail systems</text:p>
        </text:list-item>
        <text:list-item>
          <text:p text:style-name="P3">Booking systems for service providers</text:p>
          <text:list>
            <text:list-item>
              <text:p text:style-name="P7">Business calendar module</text:p>
            </text:list-item>
          </text:list>
        </text:list-item>
        <text:list-item>
          <text:p text:style-name="P3">CSS driven media handling</text:p>
        </text:list-item>
        <text:list-item>
          <text:p text:style-name="P3">Simple payment, financial and banking elements</text:p>
        </text:list-item>
        <text:list-item>
          <text:p text:style-name="P3">Order management </text:p>
        </text:list-item>
        <text:list-item>
          <text:p text:style-name="P3">CRM (Client relationship management), client database</text:p>
        </text:list-item>
      </text:list>
      <text:p text:style-name="P2"/>
      <text:p text:style-name="P2">Hosting options:</text:p>
      <text:list xml:id="list519227229" text:style-name="L2">
        <text:list-item>
          <text:p text:style-name="P4">Not WIX</text:p>
        </text:list-item>
      </text:list>
      <text:p text:style-name="P2"/>
      <text:p text:style-name="P2">Main project requirements:</text:p>
      <text:p text:style-name="P2"/>
      <text:list xml:id="list4257696400" text:style-name="L3">
        <text:list-item>
          <text:p text:style-name="P5">Testing – methodology, documentation </text:p>
        </text:list-item>
        <text:list-item>
          <text:p text:style-name="P5">Design documentation</text:p>
        </text:list-item>
        <text:list-item>
          <text:p text:style-name="P5">Development documentation</text:p>
        </text:list-item>
        <text:list-item>
          <text:p text:style-name="P5">Cloud hosting – hunt around </text:p>
        </text:list-item>
        <text:list-item>
          <text:p text:style-name="P6">Handover documentation</text:p>
          <text:list>
            <text:list-item>
              <text:p text:style-name="P6">Training documentation for the final handover</text:p>
            </text:list-item>
            <text:list-item>
              <text:p text:style-name="P6">Next features list – i.e.: staff management 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37:40.895000000</meta:creation-date>
    <dc:date>2017-07-27T12:55:13.771000000</dc:date>
    <meta:editing-duration>PT7M22S</meta:editing-duration>
    <meta:editing-cycles>1</meta:editing-cycles>
    <meta:document-statistic meta:table-count="0" meta:image-count="0" meta:object-count="0" meta:page-count="1" meta:paragraph-count="22" meta:word-count="116" meta:character-count="801" meta:non-whitespace-character-count="712"/>
    <meta:generator>LibreOffice/5.3.4.2$Windows_x86 LibreOffice_project/f82d347ccc0be322489bf7da61d7e4ad13fe2ff3</meta:generator>
  </office:meta>
</office:document-meta>
</file>